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fbc7" officeooo:paragraph-rsid="0015fbc7"/>
    </style:style>
    <style:style style:name="P2" style:family="paragraph" style:parent-style-name="Standard">
      <style:text-properties officeooo:paragraph-rsid="0015fbc7"/>
    </style:style>
    <style:style style:name="P3" style:family="paragraph" style:parent-style-name="Standard">
      <style:text-properties officeooo:rsid="00177335" officeooo:paragraph-rsid="00177335"/>
    </style:style>
    <style:style style:name="P4" style:family="paragraph" style:parent-style-name="Standard">
      <style:text-properties officeooo:rsid="001860a5" officeooo:paragraph-rsid="001860a5"/>
    </style:style>
    <style:style style:name="P5" style:family="paragraph" style:parent-style-name="Standard">
      <style:text-properties officeooo:rsid="001ba13f" officeooo:paragraph-rsid="001ba13f"/>
    </style:style>
    <style:style style:name="T1" style:family="text">
      <style:text-properties officeooo:rsid="0015fbc7"/>
    </style:style>
    <style:style style:name="T2" style:family="text">
      <style:text-properties officeooo:rsid="00186803"/>
    </style:style>
    <style:style style:name="T3" style:family="text">
      <style:text-properties officeooo:rsid="0019af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n document détaillant votre avancement (tâche, temps passé, difficultés rencontrés, solutions mise en place…) (pdf, md, txt)</text:p>
      <text:p text:style-name="Standard"/>
      <text:p text:style-name="P1">In the beginnig, i wanted to make researches to know more about «  ULM » or « Diagramme des classes » because it wasn’t really clear for me . But after the class lesson, i think i understant what we have to do. I don’t say i understand for 100 % but i think it’s ok for me.</text:p>
      <text:p text:style-name="P1"/>
      <text:p text:style-name="P2"><text:span text:style-name="T1">In the afternoon, i read again ang again the subject and it became clearer for me so i started to note some words, to group words or termes together.</text:span></text:p>
      <text:p text:style-name="P2"/>
      <text:p text:style-name="P3">I keep make researches to understand more.</text:p>
      <text:p text:style-name="P4">I analyzed several times the subject, <text:span text:style-name="T2">take notes and make a diagram, </text:span><text:span text:style-name="T3">i try differents ones</text:span></text:p>
      <text:p text:style-name="P4"/>
      <text:p text:style-name="P5">what helped me was to create diagrams because it helped me to visualize the specifiques word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6:39:53.065751839</meta:creation-date>
    <dc:date>2020-06-17T16:00:16.180683016</dc:date>
    <meta:editing-duration>PT30M15S</meta:editing-duration>
    <meta:editing-cycles>7</meta:editing-cycles>
    <meta:generator>LibreOffice/6.4.3.2$Linux_X86_64 LibreOffice_project/40$Build-2</meta:generator>
    <meta:document-statistic meta:table-count="0" meta:image-count="0" meta:object-count="0" meta:page-count="1" meta:paragraph-count="6" meta:word-count="143" meta:character-count="772" meta:non-whitespace-character-count="634"/>
  </office:meta>
</office:document-meta>
</file>